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1.0.0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ntacion para <text:a xlink:href="https://semver.org/spec/v1.0.0.html" xlink:type="simple">https://semver.org/spec/v1.0.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2.0.0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Implemetacion para <text:a xlink:href="https://semver.org/spec/v2.0.0.html" xlink:type="simple">https://semver.org/spec/v2.0.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Semver Default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Usar v2 por defaul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cional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documetacion debe ser aptivad por paramtrso de configurac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opcinales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deven ser activadas por parametro de configurac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Pruebas de backward-compatible</text:p>
          </table:table-cell>
          <table:table-cell table:style-name="ce5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La compatibilidad se debe asegurar para la version major, por lo que se hace pruebas excliusivamente para la version maj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actory</text:p>
          </table:table-cell>
          <table:table-cell office:value-type="string" calcext:value-type="string">
            <text:p>Eliminar semver::v100::Build class</text:p>
          </table:table-cell>
          <table:table-cell table:style-name="ce6"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Redundate ya que no se usa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ory</text:p>
          </table:table-cell>
          <table:table-cell office:value-type="string" calcext:value-type="string">
            <text:p>Separar los comparadores de semver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En busca de un procedimiento mas generico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Refactory</text:p>
          </table:table-cell>
          <table:table-cell office:value-type="string" calcext:value-type="string">
            <text:p>Convertir a C las fucniones de conversion de cadena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9/dic/2019</text:p>
          </table:table-cell>
          <table:table-cell office:value-type="string" calcext:value-type="string">
            <text:p>Para una uso mas generico una funcion estadar en C que sea llamada tanto por C++, com por python y Java tendria un factor de compatibilidad mayor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Refactory</text:p>
          </table:table-cell>
          <table:table-cell office:value-type="string" calcext:value-type="string">
            <text:p>Separando codigo generico de codigo espeifico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29/dic/20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Modulo de error extencile por heerencia</text:p>
          </table:table-cell>
          <table:table-cell/>
          <table:table-cell office:value-type="string" calcext:value-type="string">
            <text:p>1/ene/2020</text:p>
          </table:table-cell>
          <table:table-cell office:value-type="string" calcext:value-type="string">
            <text:p>la clase core::erro debe ser capaz de reconcer cada modulos al darles un codigo de modulo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ortacionde version para Postgresql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Fall la visualizacion cuando no hay prerelease</text:p>
          </table:table-cell>
          <table:table-cell/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sar check target en lugar de with-test</text:p>
          </table:table-cell>
          <table:table-cell office:value-type="string" calcext:value-type="string">
            <text:p>requerid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1 Información de error</text:p>
          </table:table-cell>
          <table:table-cell table:number-columns-repeated="2"/>
          <table:table-cell office:value-type="string" calcext:value-type="string">
            <text:p>Deve indicar el error cuando lo haya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RQ-1.2 Extraer Numeros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Comado Extra semver v1.0.0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17/ene/2020</text:p>
          </table:table-cell>
          <table:table-cell office:value-type="string" calcext:value-type="string">
            <text:p>Se puede extraer los numero de una string e ignoarar el resto del tex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de sandbox</text:p>
          </table:table-cell>
          <table:table-cell office:value-type="string" calcext:value-type="string">
            <text:p>deprecated for 2.0</text:p>
          </table:table-cell>
          <table:table-cell office:value-type="string" calcext:value-type="string">
            <text:p>19/ene/20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rección</text:p>
          </table:table-cell>
          <table:table-cell office:value-type="string" calcext:value-type="string">
            <text:p>Rechazar letras en sección numérica</text:p>
          </table:table-cell>
          <table:table-cell office:value-type="string" calcext:value-type="string">
            <text:p>en progreso</text:p>
          </table:table-cell>
          <table:table-cell office:value-type="string" calcext:value-type="string">
            <text:p>30/mar/20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quisit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3:58:26.3962292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3-30T19:17:30.090720647</dc:date>
    <meta:editing-duration>P1DT2H56M38S</meta:editing-duration>
    <meta:editing-cycles>34</meta:editing-cycles>
    <meta:generator>LibreOffice/6.2.5.2$Linux_X86_64 LibreOffice_project/20$Build-2</meta:generator>
    <meta:document-statistic meta:table-count="1" meta:cell-count="107" meta:object-count="0"/>
  </office:meta>
</office:document-meta>
</file>